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wn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6"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ontains_linked_data" table:style-name="ta1">
        <table:table-column table:style-name="co1" table:number-columns-repeated="16384" table:default-cell-style-name="ce1"/>
        <table:table-row table:style-name="ro1">
          <table:table-cell office:value-type="string" office:string-value="This" table:formula="of:=['file:///D:/Users/peter.brohan/Documents/R/readODScpp/tests/testdata/linksource.xlsx'#Sheet1.$A$1:.$A$4]" table:number-matrix-columns-spanned="1" table:number-matrix-rows-spanned="4" table:style-name="ce1">
            <text:p>This</text:p>
          </table:table-cell>
          <table:table-cell table:number-columns-repeated="16383"/>
        </table:table-row>
        <table:table-row table:style-name="ro1">
          <table:table-cell office:value-type="string" office:string-value="is" table:style-name="ce1">
            <text:p>is</text:p>
          </table:table-cell>
          <table:table-cell table:number-columns-repeated="16383"/>
        </table:table-row>
        <table:table-row table:style-name="ro1">
          <table:table-cell office:value-type="string" office:string-value="linked" table:style-name="ce1">
            <text:p>linked</text:p>
          </table:table-cell>
          <table:table-cell table:number-columns-repeated="16383"/>
        </table:table-row>
        <table:table-row table:style-name="ro1">
          <table:table-cell office:value-type="string" office:string-value="data" table:style-name="ce1">
            <text:p>data</text:p>
          </table:table-cell>
          <table:table-cell table:number-columns-repeated="16383"/>
        </table:table-row>
        <table:table-row table:number-rows-repeated="1048572" table:style-name="ro1">
          <table:table-cell table:number-columns-repeated="16384"/>
        </table:table-row>
      </table:table>
      <table:table table:name="'file:///D:/Users/peter.brohan/Documents/R/readODScpp/tests/testdata/linksource.xlsx'#Sheet1" table:style-name="ta2">
        <table:table-source xlink:href="file:///D:/Users/peter.brohan/Documents/R/readODScpp/tests/testdata/linksource.xlsx" table:table-name="Sheet1" table:mode="copy-results-only"/>
        <table:table-column/>
        <table:table-row>
          <table:table-cell office:value-type="string" office:string-value="This"/>
          <table:table-cell table:number-columns-repeated="16383"/>
        </table:table-row>
        <table:table-row>
          <table:table-cell office:value-type="string" office:string-value="is"/>
          <table:table-cell table:number-columns-repeated="16383"/>
        </table:table-row>
        <table:table-row>
          <table:table-cell office:value-type="string" office:string-value="linked"/>
          <table:table-cell table:number-columns-repeated="16383"/>
        </table:table-row>
        <table:table-row>
          <table:table-cell office:value-type="string" office:string-value="data"/>
          <table:table-cell table:number-columns-repeated="16383"/>
        </table:table-row>
        <table:table-row table:number-rows-repeated="1048572">
          <table:table-cell table:number-columns-repeated="16383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Peter Brohan</meta:initial-creator>
    <dc:creator>Peter Brohan</dc:creator>
    <meta:creation-date>2023-07-20T10:36:58Z</meta:creation-date>
    <dc:date>2023-07-20T11:05:15Z</dc:date>
  </office:meta>
</office:document-meta>
</file>